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monospace"/>
    <style:font-face style:name="Microsoft YaHei" svg:font-family="'Microsoft YaHei', 'SF Pro Display', Roboto, Noto, Arial, 'PingFang SC', sans-serif"/>
    <style:font-face style:name="Microsoft Yahei" svg:font-family="'Microsoft Yahei'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33333" fo:letter-spacing="normal" loext:padding="0in" loext:border="none"/>
    </style:style>
    <style:style style:name="P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33333" fo:letter-spacing="normal" officeooo:paragraph-rsid="000ad674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709in" fo:orphans="2" fo:widows="2" fo:text-indent="0in" style:auto-text-indent="false" fo:padding="0in" fo:border="none"/>
      <style:text-properties fo:font-variant="normal" fo:text-transform="none" fo:color="#666666" fo:letter-spacing="normal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3126in" fo:text-align="justify" style:justify-single-word="false" fo:orphans="2" fo:widows="2" fo:text-indent="0in" style:auto-text-indent="false" fo:padding="0in" fo:border="none"/>
      <style:text-properties fo:font-variant="normal" fo:text-transform="none" fo:color="#333333" fo:letter-spacing="normal" style:font-name-asian="Microsoft Yahei" style:font-size-asian="12pt" style:font-style-asian="normal" style:font-weight-asian="normal" loext:padding-left="0in" loext:padding-right="0in" loext:padding-top="0in" loext:padding-bottom="0.0193in" loext:border-left="none" loext:border-right="none" loext:border-top="none" loext:border-bottom="0.06pt solid #eae7e2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3126in" fo:text-align="justify" style:justify-single-word="false" fo:orphans="2" fo:widows="2" fo:text-indent="0in" style:auto-text-indent="false" fo:padding="0in" fo:border="none"/>
      <style:text-properties fo:font-variant="normal" fo:text-transform="none" fo:color="#333333" fo:letter-spacing="normal" loext:padding-left="0in" loext:padding-right="0in" loext:padding-top="0in" loext:padding-bottom="0.0193in" loext:border-left="none" loext:border-right="none" loext:border-top="none" loext:border-bottom="0.06pt solid #eae7e2"/>
    </style:style>
    <style:style style:name="P6" style:family="paragraph" style:parent-style-name="Text_20_body">
      <style:paragraph-properties fo:margin-left="0in" fo:margin-right="0in" fo:margin-top="0in" fo:margin-bottom="0in" loext:contextual-spacing="false" style:line-height-at-least="0.3126in" fo:text-align="justify" style:justify-single-word="false" fo:orphans="2" fo:widows="2" fo:text-indent="0in" style:auto-text-indent="false" fo:padding="0in" fo:border="none"/>
    </style:style>
    <style:style style:name="P7" style:family="paragraph" style:parent-style-name="List_20_Contents">
      <style:paragraph-properties fo:margin-left="0.3937in" fo:margin-right="0.0626in" fo:margin-top="0.0626in" fo:margin-bottom="0.0626in" loext:contextual-spacing="false" style:line-height-at-least="0.1665in" fo:orphans="2" fo:widows="2" fo:text-indent="0in" style:auto-text-indent="false" fo:padding="0in" fo:border="none"/>
    </style:style>
    <style:style style:name="P8" style:family="paragraph" style:parent-style-name="Heading_20_2">
      <style:text-properties fo:font-variant="normal" fo:text-transform="none" fo:color="#333333" fo:letter-spacing="normal" loext:padding="0in" loext:border="none"/>
    </style:style>
    <style:style style:name="P9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style:font-name="Courier New" fo:font-size="9pt" fo:letter-spacing="normal" fo:font-style="normal" fo:font-weight="normal" officeooo:paragraph-rsid="000ad674" loext:padding-left="0in" loext:padding-right="0in" loext:padding-top="0in" loext:padding-bottom="0.0193in" loext:border-left="none" loext:border-right="none" loext:border-top="none" loext:border-bottom="0.06pt solid #eae7e2"/>
    </style:style>
    <style:style style:name="T1" style:family="text">
      <style:text-properties style:font-name="Microsoft Yahei" fo:font-size="21pt" fo:font-style="normal" fo:font-weight="normal"/>
    </style:style>
    <style:style style:name="T2" style:family="text">
      <style:text-properties style:font-name="Microsoft Yahei" fo:font-size="10.5pt" fo:font-style="normal" fo:font-weight="normal"/>
    </style:style>
    <style:style style:name="T3" style:family="text">
      <style:text-properties style:font-name="Microsoft Yahei" fo:font-size="12pt" fo:font-style="normal" fo:font-weight="normal"/>
    </style:style>
    <style:style style:name="T4" style:family="text">
      <style:text-properties style:font-name-asian="Microsoft Yahei" style:font-size-asian="21pt" style:font-style-asian="normal" style:font-weight-asian="normal"/>
    </style:style>
    <style:style style:name="T5" style:family="text">
      <style:text-properties style:font-name-asian="Microsoft Yahei" style:font-size-asian="10.5pt" style:font-style-asian="normal" style:font-weight-asian="normal"/>
    </style:style>
    <style:style style:name="T6" style:family="text">
      <style:text-properties style:font-name-asian="Microsoft Yahei" style:font-size-asian="12pt" style:font-style-asian="normal" style:font-weight-asian="normal"/>
    </style:style>
    <style:style style:name="T7" style:family="text">
      <style:text-properties fo:font-variant="normal" fo:text-transform="none" fo:color="#999999" style:font-name="Microsoft Yahei" fo:font-size="9pt" fo:letter-spacing="normal" fo:font-style="normal" fo:font-weight="normal" loext:padding="0in" loext:border="none"/>
    </style:style>
    <style:style style:name="T8" style:family="text">
      <style:text-properties fo:font-variant="normal" fo:text-transform="none" fo:color="#999999" fo:letter-spacing="normal" style:font-name-asian="Microsoft Yahei" style:font-size-asian="9pt" style:font-style-asian="normal" style:font-weight-asian="normal" loext:padding="0in" loext:border="none"/>
    </style:style>
    <style:style style:name="T9" style:family="text">
      <style:text-properties fo:font-variant="normal" fo:text-transform="none" fo:color="#333333" style:text-line-through-style="none" style:text-line-through-type="none" fo:letter-spacing="normal" style:text-underline-style="none" style:text-blinking="false" style:font-name-asian="Microsoft Yahei" style:font-size-asian="9pt" style:font-style-asian="normal" style:font-weight-asian="normal" loext:padding="0in" loext:border="none"/>
    </style:style>
    <style:style style:name="T10" style:family="text">
      <style:text-properties fo:font-variant="normal" fo:text-transform="none" fo:color="#333333" style:text-line-through-style="none" style:text-line-through-type="none" fo:letter-spacing="normal" style:text-underline-style="none" style:text-blinking="false" loext:padding="0in" loext:border="none"/>
    </style:style>
    <style:style style:name="T11" style:family="text">
      <style:text-properties fo:font-variant="normal" fo:text-transform="none" fo:color="#333333" style:font-name="Microsoft Yahei" fo:font-size="12pt" fo:letter-spacing="normal" fo:font-style="normal" fo:font-weight="normal" loext:padding-left="0in" loext:padding-right="0in" loext:padding-top="0in" loext:padding-bottom="0.0193in" loext:border-left="none" loext:border-right="none" loext:border-top="none" loext:border-bottom="0.06pt solid #eae7e2"/>
    </style:style>
    <style:style style:name="T12" style:family="text">
      <style:text-properties fo:font-variant="normal" fo:text-transform="none" fo:color="#333333" fo:letter-spacing="normal" style:font-name-asian="Microsoft Yahei" style:font-size-asian="12pt" style:font-style-asian="normal" style:font-weight-asian="normal" loext:padding-left="0in" loext:padding-right="0in" loext:padding-top="0in" loext:padding-bottom="0.0193in" loext:border-left="none" loext:border-right="none" loext:border-top="none" loext:border-bottom="0.06pt solid #eae7e2"/>
    </style:style>
    <style:style style:name="T13" style:family="text">
      <style:text-properties fo:color="#000000" fo:font-size="10.5pt" loext:padding="0in" loext:border="none"/>
    </style:style>
    <style:style style:name="T14" style:family="text">
      <style:text-properties fo:color="#000000" loext:padding="0in" loext:border="none"/>
    </style:style>
    <style:style style:name="T15" style:family="text">
      <style:text-properties fo:color="#ff0000" fo:font-size="10.5pt" loext:padding="0in" loext:border="none"/>
    </style:style>
    <style:style style:name="T16" style:family="text">
      <style:text-properties fo:color="#0000ff" fo:font-size="10.5pt" loext:padding="0in" loext:border="none"/>
    </style:style>
    <style:style style:name="T17" style:family="text">
      <style:text-properties fo:color="#006699" fo:font-size="10.5pt" fo:font-weight="bold" loext:padding="0in" loext:border="none"/>
    </style:style>
    <style:style style:name="T18" style:family="text">
      <style:text-properties style:font-name="Microsoft YaHei" fo:font-size="10.5pt" fo:font-style="normal" fo:font-weight="normal"/>
    </style:style>
    <style:style style:name="T19" style:family="text">
      <style:text-properties style:font-name-asian="Microsoft YaHei" style:font-size-asian="10.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span text:style-name="T1">14.5.6 </text:span><text:span text:style-name="T4">禁止和激活中断线</text:span></text:h>
      <text:p text:style-name="P3"><text:span text:style-name="T5">《</text:span><text:span text:style-name="T2">Android</text:span><text:span text:style-name="T5">深度探索（卷</text:span><text:span text:style-name="T2">1</text:span><text:span text:style-name="T5">）：</text:span><text:span text:style-name="T2">HAL</text:span><text:span text:style-name="T5">与驱动开发》第</text:span><text:span text:style-name="T2">14</text:span><text:span text:style-name="T5">章</text:span><text:span text:style-name="T2">Linux</text:span><text:span text:style-name="T5">中断和底半部，本章对中断（由硬件产生的异步中断）的讨论，大部分也适合于异常（有</text:span><text:span text:style-name="T2">CPU</text:span><text:span text:style-name="T5">本身产生的同步中断）。本节为大家介绍禁止和激活中断线。</text:span></text:p>
      <text:p text:style-name="P9"><text:span text:style-name="T8">作者：李宁来源：人民邮电出版社</text:span><text:span text:style-name="T7">|</text:span><text:span text:style-name="Emphasis"><text:span text:style-name="T7">2013-11-24 13:37</text:span></text:span></text:p>
      <text:p text:style-name="P7"><text:a xlink:type="simple" xlink:href="javascript:favorBox('open');" office:target-frame-name="_self" xlink:show="replace" text:style-name="Internet_20_link" text:visited-style-name="Visited_20_Internet_20_Link"><text:span text:style-name="T10"> </text:span></text:a><text:a xlink:type="simple" xlink:href="javascript:favorBox('open');" office:target-frame-name="_self" xlink:show="replace" text:style-name="Internet_20_link" text:visited-style-name="Visited_20_Internet_20_Link"><text:span text:style-name="T9">收藏</text:span></text:a></text:p>
      <text:p text:style-name="P7"><text:a xlink:type="simple" xlink:href="javascript:;" text:style-name="Internet_20_link" text:visited-style-name="Visited_20_Internet_20_Link"><text:span text:style-name="T10">  </text:span></text:a><text:a xlink:type="simple" xlink:href="javascript:;" text:style-name="Internet_20_link" text:visited-style-name="Visited_20_Internet_20_Link"><text:span text:style-name="T9">分享</text:span></text:a></text:p>
      <text:p text:style-name="P6"><text:span text:style-name="Strong_20_Emphasis"><text:span text:style-name="T11">14.5.6  </text:span></text:span><text:span text:style-name="Strong_20_Emphasis"><text:span text:style-name="T12">禁止和激活中断线</text:span></text:span></text:p>
      <text:p text:style-name="P4">在上一节中讨论的几个宏只能禁止和激活处理器上所有的中断。但在某种情况下，只需要禁止或激活一条特定的中断线。这就需要使用本节讨论的一些函数。禁止和激活特定中断线的函数如下：</text:p>
      <text:p text:style-name="P10"><text:span text:style-name="T13">void disable_irq(unsigned int irq);  void disable_irq_nosync(unsigned int irq);  void enable_irq(unsigned int irq);  </text:span></text:p>
      <text:p text:style-name="P10"><text:span text:style-name="T13">void synchronize_irq(unsigned int irq);  </text:span></text:p>
      <text:p text:style-name="P5"><text:span text:style-name="T6">其中</text:span><text:span text:style-name="T3">disable_irq</text:span><text:span text:style-name="T6">和</text:span><text:span text:style-name="T3">disable_irq_nosync</text:span><text:span text:style-name="T6">函数都用于禁止中断控制器上指定的中断线，也就是说禁止了指定中断（</text:span><text:span text:style-name="T3">irq</text:span><text:span text:style-name="T6">）向系统中所有处理器的传递。这两个函数的区别是</text:span><text:span text:style-name="T3">disable_irq</text:span><text:span text:style-name="T6">函数只有在当前正在执行的所有处理程序完成后才会返回，而</text:span><text:span text:style-name="T3">disable_irq_nosync</text:span><text:span text:style-name="T6">函数会立即返回（不管当前是否还有没执行完的处理程序）。</text:span></text:p>
      <text:p text:style-name="P5"><text:span text:style-name="T3">enable_irq</text:span><text:span text:style-name="T6">函数用于激活中断控制器上指定的中断线。</text:span><text:span text:style-name="T3">synchronize_irq</text:span><text:span text:style-name="T6">函数用于等待一个特定的中断线上所有的处理程序都执行完。如果特定中断线上有一个处理程序还没执行完，</text:span><text:span text:style-name="T3">synchronize_irq</text:span><text:span text:style-name="T6">函数会一直阻塞。实际上</text:span><text:span text:style-name="T3">disable_irq</text:span><text:span text:style-name="T6">函数就是依靠</text:span><text:span text:style-name="T3">disable_irq_nosync</text:span><text:span text:style-name="T6">和</text:span><text:span text:style-name="T3">synchronize_irq</text:span><text:span text:style-name="T6">函数共同来实现的。首先会调用</text:span><text:span text:style-name="T3">disable_irq_nosync</text:span><text:span text:style-name="T6">函数禁止特定中断线。然后根据</text:span><text:span text:style-name="T3">irqdesc.action</text:span><text:span text:style-name="T6">判断中断线上是否还有处理程序在执行。</text:span><text:span text:style-name="T3">irqdesc.action</text:span><text:span text:style-name="T6">是一个指针，用于指向中断线上处理函数指针的链表的第一项。如果</text:span><text:span text:style-name="T3">irqdesc.action</text:span><text:span text:style-name="T6">为</text:span><text:span text:style-name="T3">0</text:span><text:span text:style-name="T6">，表明该链表为空，也就表明中断线上的处理程序都执行完了。</text:span><text:span text:style-name="T3">disable_irq</text:span><text:span text:style-name="T6">函数的代码如下：</text:span></text:p>
      <text:p text:style-name="P10"><text:span text:style-name="T13">void disable_irq(unsigned int irq) </text:span></text:p>
      <text:p text:style-name="P10"><text:span text:style-name="T13"> {  </text:span></text:p>
      <text:p text:style-name="P10"><text:span text:style-name="T13"><text:tab/>struct irqdesc *</text:span><text:span text:style-name="T15">desc</text:span><text:span text:style-name="T14"> </text:span><text:span text:style-name="T13">= </text:span><text:span text:style-name="T16">irq_desc</text:span><text:span text:style-name="T14"> </text:span><text:span text:style-name="T13">+ irq;  </text:span></text:p>
      <text:p text:style-name="P10"><text:span text:style-name="T13"><text:tab/>disable_irq_nosync(irq); </text:span></text:p>
      <text:p text:style-name="P10"><text:span text:style-name="T13"><text:tab/> if (desc-</text:span><text:span text:style-name="T17">&gt;</text:span><text:span text:style-name="T13">action) </text:span></text:p>
      <text:p text:style-name="P10"><text:span text:style-name="T13"><text:tab/><text:tab/> synchronize_irq(irq);</text:span></text:p>
      <text:p text:style-name="P10"><text:span text:style-name="T13"><text:s/> }  </text:span></text:p>
      <text:p text:style-name="P2">  </text:p>
      <text:p text:style-name="P2"><text:span text:style-name="T18">1</text:span><text:span text:style-name="T19">、</text:span><text:span text:style-name="T18">disable_irq</text:span><text:span text:style-name="T19">：在非中断处理函数中使用，会阻塞；</text:span></text:p>
      <text:p text:style-name="P1">    <text:span text:style-name="T18">2</text:span><text:span text:style-name="T19">、</text:span><text:span text:style-name="T18">disable_irq_nosync</text:span><text:span text:style-name="T19">：在中断处理函数中使用，不会阻塞；用于屏蔽相应中断；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monospace"/>
    <style:font-face style:name="Microsoft YaHei" svg:font-family="'Microsoft YaHei', 'SF Pro Display', Roboto, Noto, Arial, 'PingFang SC', sans-serif"/>
    <style:font-face style:name="Microsoft Yahei" svg:font-family="'Microsoft Yahei'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4:48:22.399221037</meta:creation-date>
    <dc:date>2019-08-16T14:49:55.474889904</dc:date>
    <meta:editing-duration>PT1M33S</meta:editing-duration>
    <meta:editing-cycles>1</meta:editing-cycles>
    <meta:document-statistic meta:table-count="0" meta:image-count="0" meta:object-count="0" meta:page-count="1" meta:paragraph-count="21" meta:word-count="622" meta:character-count="1181" meta:non-whitespace-character-count="1119"/>
    <meta:generator>LibreOffice/5.1.6.2$Linux_X86_64 LibreOffice_project/10m0$Build-2</meta:generator>
  </office:meta>
</office:document-meta>
</file>